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FreeMono"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fill="solid" draw:fill-color="#ff7f00" draw:textarea-horizontal-align="justify" draw:textarea-vertical-align="middle" draw:auto-grow-height="false" fo:min-height="0.801cm" fo:min-width="9.841cm"/>
    </style:style>
    <style:style style:name="gr52" style:family="graphic" style:parent-style-name="standard">
      <style:graphic-properties draw:fill="solid" draw:fill-color="#729fcf" draw:textarea-horizontal-align="justify" draw:textarea-vertical-align="middle" draw:auto-grow-height="false" fo:min-height="0.802cm" fo:min-width="9.841cm"/>
    </style:style>
    <style:style style:name="gr53" style:family="graphic" style:parent-style-name="standard">
      <style:graphic-properties draw:fill="solid" draw:fill-color="#aea79f" draw:textarea-horizontal-align="justify" draw:textarea-vertical-align="middle" draw:auto-grow-height="false" fo:min-height="0.814cm" fo:min-width="5.596cm"/>
    </style:style>
    <style:style style:name="gr54" style:family="graphic" style:parent-style-name="standard">
      <style:graphic-properties draw:fill-color="#ff7f00" draw:textarea-horizontal-align="justify" draw:textarea-vertical-align="middle" draw:auto-grow-height="false" fo:min-height="0.782cm" fo:min-width="5.596cm"/>
    </style:style>
    <style:style style:name="gr55" style:family="graphic" style:parent-style-name="objectwithoutfill">
      <style:graphic-properties draw:fill="none" draw:textarea-vertical-align="middle"/>
    </style:style>
    <style:style style:name="gr56" style:family="graphic" style:parent-style-name="standard">
      <style:graphic-properties draw:fill="solid" draw:fill-color="#333333" draw:textarea-horizontal-align="justify" draw:textarea-vertical-align="middle" draw:auto-grow-height="false" fo:min-height="0.814cm" fo:min-width="5.596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ffffff" draw:textarea-horizontal-align="justify" draw:textarea-vertical-align="middle" draw:auto-grow-height="false"/>
    </style:style>
    <style:style style:name="gr59" style:family="graphic" style:parent-style-name="standard">
      <style:graphic-properties draw:stroke="none" svg:stroke-color="#000000" draw:fill="none" draw:fill-color="#ffffff" draw:auto-grow-height="true" draw:auto-grow-width="false" fo:max-height="0cm" fo:min-height="0.705cm"/>
    </style:style>
    <style:style style:name="gr60" style:family="graphic" style:parent-style-name="standard">
      <style:graphic-properties draw:stroke="none" svg:stroke-color="#000000" draw:fill="none" draw:fill-color="#ffffff" draw:auto-grow-height="true" draw:auto-grow-width="false" fo:max-height="0cm" fo:min-height="0.797cm"/>
    </style:style>
    <style:style style:name="gr61" style:family="graphic" style:parent-style-name="standard">
      <style:graphic-properties draw:stroke="none" svg:stroke-color="#000000" draw:fill="none" draw:fill-color="#ffffff" draw:auto-grow-height="true" draw:auto-grow-width="false" fo:max-height="0cm" fo:min-height="1.609cm"/>
    </style:style>
    <style:style style:name="gr62" style:family="graphic" style:parent-style-name="standard">
      <style:graphic-properties draw:stroke="none" svg:stroke-color="#000000" draw:fill="none" draw:fill-color="#ffffff" draw:auto-grow-height="true" draw:auto-grow-width="false" fo:max-height="0cm" fo:min-height="0.827cm"/>
    </style:style>
    <style:style style:name="gr63" style:family="graphic" style:parent-style-name="standard">
      <style:graphic-properties draw:fill="solid" draw:fill-color="#aea79f" draw:textarea-horizontal-align="justify" draw:textarea-vertical-align="middle" draw:auto-grow-height="false"/>
    </style:style>
    <style:style style:name="gr64"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auto-grow-height="true" draw:auto-grow-width="false" fo:max-height="0cm" fo:min-height="0.831cm"/>
    </style:style>
    <style:style style:name="gr67" style:family="graphic" style:parent-style-name="standard">
      <style:graphic-properties draw:stroke="none" svg:stroke-color="#000000" draw:fill="none" draw:fill-color="#ffffff" draw:auto-grow-height="true" draw:auto-grow-width="false" fo:max-height="0cm" fo:min-height="0.916cm"/>
    </style:style>
    <style:style style:name="gr68"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9" style:family="graphic" style:parent-style-name="standard">
      <style:graphic-properties draw:stroke="none" svg:stroke-color="#000000" draw:fill="none" draw:fill-color="#ffffff" draw:auto-grow-height="true" draw:auto-grow-width="false" fo:max-height="0cm" fo:min-height="0.805cm"/>
    </style:style>
    <style:style style:name="gr70" style:family="graphic" style:parent-style-name="standard">
      <style:graphic-properties draw:textarea-horizontal-align="justify" draw:textarea-vertical-align="middle" draw:auto-grow-height="false"/>
    </style:style>
    <style:style style:name="gr71" style:family="graphic" style:parent-style-name="standard">
      <style:graphic-properties draw:stroke="none" svg:stroke-color="#000000" draw:fill="none" draw:fill-color="#ffffff" draw:auto-grow-height="true" draw:auto-grow-width="false" fo:max-height="0cm" fo:min-height="0.9cm"/>
    </style:style>
    <style:style style:name="gr72" style:family="graphic" style:parent-style-name="standard">
      <style:graphic-properties draw:fill="solid" draw:fill-color="#729fcf" draw:textarea-horizontal-align="justify" draw:textarea-vertical-align="middle" draw:auto-grow-height="false"/>
    </style:style>
    <style:style style:name="gr73"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draw:fill="none" draw:textarea-vertical-align="middle"/>
    </style:style>
    <style:style style:name="gr76" style:family="graphic">
      <style:graphic-properties draw:textarea-horizontal-align="justify" draw:textarea-vertical-align="middle" draw:auto-grow-height="false"/>
    </style:style>
    <style:style style:name="gr77" style:family="graphic">
      <style:graphic-properties draw:fill="solid" draw:fill-color="#ffffff" draw:textarea-horizontal-align="justify" draw:textarea-vertical-align="middle" draw:auto-grow-height="false"/>
    </style:style>
    <style:style style:name="gr78" style:family="graphic">
      <style:graphic-properties draw:fill="solid" draw:fill-color="#729fcf" draw:textarea-horizontal-align="justify" draw:textarea-vertical-align="middle" draw:auto-grow-height="false"/>
    </style:style>
    <style:style style:name="gr79" style:family="graphic">
      <style:graphic-properties draw:fill="solid" draw:fill-color="#aea79f" draw:textarea-horizontal-align="justify" draw:textarea-vertical-align="middle" draw:auto-grow-height="false"/>
    </style:style>
    <style:style style:name="gr80" style:family="graphic" style:parent-style-name="standard">
      <style:graphic-properties draw:fill="solid" draw:fill-color="#aea79f" draw:textarea-horizontal-align="justify" draw:textarea-vertical-align="middle" draw:auto-grow-height="false"/>
    </style:style>
    <style:style style:name="gr81" style:family="graphic" style:parent-style-name="standard">
      <style:graphic-properties draw:stroke="none" draw:fill="solid" draw:fill-color="#aea79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3" style:family="graphic" style:parent-style-name="objectwithoutfill">
      <style:graphic-properties draw:marker-end="Arrowheads_20_1" draw:fill="none" draw:textarea-vertical-align="middle"/>
    </style:style>
    <style:style style:name="gr84" style:family="graphic" style:parent-style-name="standard">
      <style:graphic-properties draw:stroke="none" draw:fill="gradient" draw:fill-gradient-name="Gradient_20_3" draw:textarea-horizontal-align="justify" draw:textarea-vertical-align="middle" draw:auto-grow-height="false"/>
    </style:style>
    <style:style style:name="gr85"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6" style:family="graphic" style:parent-style-name="standard">
      <style:graphic-properties draw:stroke="none" draw:fill="solid" draw:fill-color="#ffffff" draw:textarea-horizontal-align="justify" draw:textarea-vertical-align="middle" draw:auto-grow-height="false"/>
    </style:style>
    <style:style style:name="gr87"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8" style:family="graphic" style:parent-style-name="standard">
      <style:graphic-properties svg:stroke-color="#7e9f5f" draw:fill-color="#7ebe3f" draw:textarea-horizontal-align="justify" draw:textarea-vertical-align="middle" draw:auto-grow-height="false" fo:min-height="0.47cm" fo:min-width="0.22cm"/>
    </style:style>
    <style:style style:name="gr89" style:family="graphic" style:parent-style-name="objectwithoutfill">
      <style:graphic-properties draw:marker-end="Arrowheads_20_2" draw:fill="none" draw:textarea-vertical-align="middle"/>
    </style:style>
    <style:style style:name="gr9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92" style:family="graphic" style:parent-style-name="standard">
      <style:graphic-properties draw:stroke="none" svg:stroke-color="#000000" draw:fill="none" draw:fill-color="#ffffff" draw:auto-grow-height="true" draw:auto-grow-width="false" fo:max-height="0cm" fo:min-height="0.491cm"/>
    </style:style>
    <style:style style:name="gr93" style:family="graphic" style:parent-style-name="standard">
      <style:graphic-properties draw:stroke="none" svg:stroke-color="#000000" draw:fill="none" draw:fill-color="#ffffff" draw:auto-grow-height="true" draw:auto-grow-width="false" fo:max-height="0cm" fo:min-height="0.46cm"/>
    </style:style>
    <style:style style:name="gr94" style:family="graphic" style:parent-style-name="standard">
      <style:graphic-properties draw:stroke="none" svg:stroke-color="#000000" draw:fill="none" draw:fill-color="#ffffff" draw:auto-grow-height="true" draw:auto-grow-width="false" fo:max-height="0cm" fo:min-height="0.555cm"/>
    </style:style>
    <style:style style:name="gr95"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96"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9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99"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00"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3" style:family="graphic" style:parent-style-name="standard">
      <style:graphic-properties draw:stroke="none" svg:stroke-color="#000000" draw:fill="none" draw:fill-color="#ffffff" draw:auto-grow-height="true" draw:auto-grow-width="false" fo:max-height="0cm" fo:min-height="1.15cm"/>
    </style:style>
    <style:style style:name="gr10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5"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06"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09" style:family="graphic" style:parent-style-name="standard">
      <style:graphic-properties draw:stroke="none" svg:stroke-color="#dd4814" draw:fill="solid" draw:fill-color="#dd4814" draw:textarea-horizontal-align="justify" draw:textarea-vertical-align="middle" draw:auto-grow-height="false"/>
    </style:style>
    <style:style style:name="gr110"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fo:font-size="18pt" fo:font-weight="bold" style:font-size-asian="18pt" style:font-weight-asian="bold" style:font-size-complex="18pt" style:font-weight-complex="bold"/>
    </style:style>
    <style:style style:name="P52" style:family="paragraph">
      <style:text-properties fo:color="#ffffff" style:font-name="FreeMono" fo:font-size="18pt" fo:font-weight="bold" style:font-size-asian="18pt" style:font-weight-asian="bold" style:font-size-complex="18pt" style:font-weight-complex="bold"/>
    </style:style>
    <style:style style:name="P53" style:family="paragraph">
      <style:text-properties fo:font-size="16pt" style:font-size-asian="16pt" style:font-size-complex="16pt"/>
    </style:style>
    <style:style style:name="P54" style:family="paragraph">
      <style:paragraph-properties fo:text-align="end"/>
      <style:text-properties fo:font-size="16pt" style:font-size-asian="16pt" style:font-size-complex="16pt"/>
    </style:style>
    <style:style style:name="P55" style:family="paragraph">
      <style:text-properties fo:font-size="15pt" style:font-size-asian="15pt" style:font-size-complex="15pt"/>
    </style:style>
    <style:style style:name="P56" style:family="paragraph">
      <style:text-properties style:font-name="Ubuntu" fo:font-size="15pt" style:font-size-asian="15pt" style:font-size-complex="15pt"/>
    </style:style>
    <style:style style:name="P57" style:family="paragraph">
      <style:paragraph-properties fo:text-align="center"/>
      <style:text-properties fo:color="#ffffff" style:font-name="Ubuntu" fo:font-weight="bold" style:font-weight-asian="bold" style:font-weight-complex="bold"/>
    </style:style>
    <style:style style:name="P58" style:family="paragraph">
      <style:paragraph-properties fo:text-align="center"/>
      <style:text-properties fo:color="#ffffff" fo:font-size="20pt" fo:font-weight="normal" style:font-size-asian="20pt" style:font-weight-asian="normal" style:font-size-complex="20pt" style:font-weight-complex="normal"/>
    </style:style>
    <style:style style:name="P59" style:family="paragraph">
      <style:paragraph-properties fo:text-align="center"/>
      <style:text-properties fo:color="#ffffff" fo:font-size="13pt" style:font-size-asian="13pt" style:font-size-complex="13pt"/>
    </style:style>
    <style:style style:name="P60" style:family="paragraph">
      <style:paragraph-properties fo:text-align="center"/>
      <style:text-properties fo:color="#ffffff" fo:font-size="15pt" style:font-size-asian="15pt" style:font-size-complex="15pt"/>
    </style:style>
    <style:style style:name="P61" style:family="paragraph">
      <style:paragraph-properties fo:text-align="center"/>
      <style:text-properties fo:color="#ffffff" fo:font-size="14pt" style:font-size-asian="14pt" style:font-size-complex="14pt"/>
    </style:style>
    <style:style style:name="P62" style:family="paragraph">
      <style:paragraph-properties fo:text-align="center"/>
      <style:text-properties fo:color="#ffffff" fo:font-size="15pt" fo:font-weight="bold" style:font-size-asian="15pt" style:font-weight-asian="bold" style:font-size-complex="15pt" style:font-weight-complex="bold"/>
    </style:style>
    <style:style style:name="P63" style:family="paragraph">
      <style:paragraph-properties fo:text-align="center"/>
      <style:text-properties fo:color="#ffffff" fo:font-size="15pt" fo:font-weight="normal" style:font-size-asian="15pt" style:font-weight-asian="normal" style:font-size-complex="15pt" style:font-weight-complex="normal"/>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65" style:family="paragraph">
      <style:paragraph-properties fo:text-align="center" style:writing-mode="lr-tb"/>
    </style:style>
    <style:style style:name="P66" style:family="paragraph">
      <style:paragraph-properties fo:text-align="end"/>
      <style:text-properties fo:font-size="15pt" style:font-size-asian="15pt" style:font-size-complex="15pt"/>
    </style:style>
    <style:style style:name="P67"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color="#ffffff" fo:font-size="15pt" style:font-size-asian="15pt" style:font-size-complex="15pt"/>
    </style:style>
    <style:style style:name="T34" style:family="text">
      <style:text-properties fo:color="#ffffff" fo:font-size="14pt" style:font-size-asian="14pt" style:font-size-complex="14pt"/>
    </style:style>
    <style:style style:name="T35" style:family="text">
      <style:text-properties fo:color="#ffffff" fo:font-size="15pt" fo:font-weight="bold" style:font-size-asian="15pt" style:font-weight-asian="bold" style:font-size-complex="15pt" style:font-weight-complex="bold"/>
    </style:style>
    <style:style style:name="T36" style:family="text">
      <style:text-properties fo:color="#ffffff" fo:font-size="15pt" fo:font-weight="normal" style:font-size-asian="15pt" style:font-weight-asian="normal" style:font-size-complex="15pt" style:font-weight-complex="normal"/>
    </style:style>
    <style:style style:name="T37" style:family="text">
      <style:text-properties fo:color="#000000" fo:font-size="15pt" style:font-size-asian="15pt" style:font-size-complex="15pt"/>
    </style:style>
    <style:style style:name="T38"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2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50"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1"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1"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2"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1"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1"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3"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4"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5" draw:text-style-name="P5" draw:layer="layout" svg:x1="15.714cm" svg:y1="4.83cm" svg:x2="18.61cm" svg:y2="3.102cm">
          <text:p/>
        </draw:line>
        <draw:line draw:style-name="gr55"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3"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3"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6"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3"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3"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3"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6"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7"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808cm" svg:height="1.119cm" svg:x="6.096cm" svg:y="5.195cm">
          <draw:text-box>
            <text:p text:style-name="P43"><text:span text:style-name="T25">Sorter</text:span></text:p>
          </draw:text-box>
        </draw:frame>
        <draw:frame draw:style-name="gr60" draw:text-style-name="P44" draw:layer="layout" svg:width="5.506cm" svg:height="1.119cm" svg:x="4.971cm" svg:y="6.611cm">
          <draw:text-box>
            <text:p text:style-name="P43"><text:span text:style-name="T25">Kryo</text:span></text:p>
          </draw:text-box>
        </draw:frame>
        <draw:frame draw:style-name="gr61" draw:text-style-name="P44" draw:layer="layout" svg:width="9.371cm" svg:height="1.859cm" svg:x="2.678cm" svg:y="8.027cm">
          <draw:text-box>
            <text:p text:style-name="P43"><text:span text:style-name="T25">BufferedOutputStream</text:span></text:p>
          </draw:text-box>
        </draw:frame>
        <draw:custom-shape draw:style-name="gr57"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5.505cm" svg:height="1.119cm" svg:x="7.959cm" svg:y="9.442cm">
          <draw:text-box>
            <text:p text:style-name="P43"><text:span text:style-name="T25">JNI backend</text:span></text:p>
          </draw:text-box>
        </draw:frame>
        <draw:custom-shape draw:style-name="gr57"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11.443cm" svg:height="1.119cm" svg:x="3.44cm" svg:y="10.861cm">
          <draw:text-box>
            <text:p text:style-name="P43"><text:span text:style-name="T25">File System Buffer Cache</text:span></text:p>
          </draw:text-box>
        </draw:frame>
        <draw:frame draw:style-name="gr61" draw:text-style-name="P44" draw:layer="layout" svg:width="5.02cm" svg:height="1.859cm" svg:x="3.44cm" svg:y="4.045cm">
          <draw:text-box>
            <text:p text:style-name="P43"><text:span text:style-name="T25">Object</text:span></text:p>
          </draw:text-box>
        </draw:frame>
        <draw:custom-shape draw:style-name="gr63"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946cm" svg:height="1.077cm" svg:x="11.536cm" svg:y="5.642cm" svg:viewBox="0 0 947 1078" svg:d="M0 0c1040 0 945 1078 945 1078">
          <text:p/>
        </draw:path>
        <draw:path draw:style-name="gr64" draw:text-style-name="P5" draw:layer="layout" svg:width="0.946cm" svg:height="1.077cm" svg:x="13.152cm" svg:y="7.058cm" svg:viewBox="0 0 947 1078" svg:d="M0 0c1040 0 945 1078 945 1078">
          <text:p/>
        </draw:path>
        <draw:path draw:style-name="gr65" draw:text-style-name="P5" draw:layer="layout" svg:width="0.946cm" svg:height="1.077cm" svg:x="14.686cm" svg:y="8.497cm" svg:viewBox="0 0 947 1078" svg:d="M0 0c1040 0 945 1078 945 1078">
          <text:p/>
        </draw:path>
        <draw:path draw:style-name="gr64" draw:text-style-name="P5" draw:layer="layout" svg:width="0.786cm" svg:height="1.077cm" svg:x="16.102cm" svg:y="9.89cm" svg:viewBox="0 0 787 1078" svg:d="M0 0c863 0 785 1078 785 1078">
          <text:p/>
        </draw:path>
        <draw:path draw:style-name="gr65" draw:text-style-name="P5" draw:layer="layout" svg:width="0.786cm" svg:height="1.077cm" svg:x="17.557cm" svg:y="11.306cm" svg:viewBox="0 0 787 1078" svg:d="M0 0c863 0 785 1078 785 1078">
          <text:p/>
        </draw:path>
        <draw:path draw:style-name="gr64"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custom-shape draw:style-name="gr57"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7"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3.048cm" svg:height="1.119cm" svg:x="0.329cm" svg:y="5.195cm">
          <draw:text-box>
            <text:p text:style-name="P43"><text:span text:style-name="T25">Sorter</text:span></text:p>
          </draw:text-box>
        </draw:frame>
        <draw:frame draw:style-name="gr60" draw:text-style-name="P44" draw:layer="layout" svg:width="3.377cm" svg:height="1.119cm" svg:x="0cm" svg:y="6.611cm">
          <draw:text-box>
            <text:p text:style-name="P43"><text:span text:style-name="T25">Kryo</text:span></text:p>
          </draw:text-box>
        </draw:frame>
        <draw:custom-shape draw:style-name="gr57"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107cm" svg:height="1.119cm" svg:x="1.27cm" svg:y="9.442cm">
          <draw:text-box>
            <text:p text:style-name="P43"><text:span text:style-name="T25">JNI</text:span></text:p>
          </draw:text-box>
        </draw:frame>
        <draw:custom-shape draw:style-name="gr57"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3"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946cm" svg:height="1.077cm" svg:x="4.509cm" svg:y="4.25cm" svg:viewBox="0 0 947 1078" svg:d="M0 0c1040 0 945 1078 945 1078">
          <text:p/>
        </draw:path>
        <draw:frame draw:style-name="gr60" draw:text-style-name="P44" draw:layer="layout" svg:width="3.124cm" svg:height="1.119cm" svg:x="0.254cm" svg:y="7.954cm">
          <draw:text-box>
            <text:p text:style-name="P43"><text:span text:style-name="T25">Stream</text:span></text:p>
          </draw:text-box>
        </draw:frame>
        <draw:path draw:style-name="gr65" draw:text-style-name="P5" draw:layer="layout" svg:width="0.786cm" svg:height="0.903cm" svg:x="6.096cm" svg:y="11.405cm" svg:viewBox="0 0 787 904" svg:d="M0 0c863 0 785 904 785 904">
          <text:p/>
        </draw:path>
        <draw:path draw:style-name="gr64" draw:text-style-name="P5" draw:layer="layout" svg:width="0.946cm" svg:height="1.077cm" draw:transform="rotate (-0.708778209234898) translate (6.01790902179112cm 5.65414329081454cm)" svg:viewBox="0 0 947 1078" svg:d="M0 0c1040 0 945 1078 945 1078">
          <text:p/>
        </draw:path>
        <draw:path draw:style-name="gr64" draw:text-style-name="P5" draw:layer="layout" svg:width="0.946cm" svg:height="1.077cm" draw:transform="rotate (-0.708778209234898) translate (6.07590902179112cm 7.14114329081454cm)" svg:viewBox="0 0 947 1078" svg:d="M0 0c1040 0 945 1078 945 1078">
          <text:p/>
        </draw:path>
        <draw:path draw:style-name="gr64" draw:text-style-name="P5" draw:layer="layout" svg:width="0.946cm" svg:height="1.077cm" draw:transform="rotate (-0.708778209234898) translate (6.03390902179112cm 8.57414329081455cm)" svg:viewBox="0 0 947 1078" svg:d="M0 0c1040 0 945 1078 945 1078">
          <text:p/>
        </draw:path>
        <draw:path draw:style-name="gr64"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7"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7"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3.048cm" svg:height="1.119cm" svg:x="0.329cm" svg:y="5.195cm">
          <draw:text-box>
            <text:p text:style-name="P43"><text:span text:style-name="T25">Sorter</text:span></text:p>
          </draw:text-box>
        </draw:frame>
        <draw:frame draw:style-name="gr60" draw:text-style-name="P44" draw:layer="layout" svg:width="3.377cm" svg:height="1.119cm" svg:x="0cm" svg:y="6.611cm">
          <draw:text-box>
            <text:p text:style-name="P43"><text:span text:style-name="T25">Kryo</text:span></text:p>
          </draw:text-box>
        </draw:frame>
        <draw:custom-shape draw:style-name="gr57"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107cm" svg:height="1.119cm" svg:x="1.27cm" svg:y="9.442cm">
          <draw:text-box>
            <text:p text:style-name="P43"><text:span text:style-name="T25">JNI</text:span></text:p>
          </draw:text-box>
        </draw:frame>
        <draw:custom-shape draw:style-name="gr57"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3"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786cm" svg:height="0.903cm" svg:x="6.057cm" svg:y="11.43cm" svg:viewBox="0 0 787 904" svg:d="M0 0c863 0 785 904 785 904">
          <text:p/>
        </draw:path>
        <draw:path draw:style-name="gr64" draw:text-style-name="P5" draw:layer="layout" svg:width="0.946cm" svg:height="1.077cm" svg:x="4.509cm" svg:y="4.25cm" svg:viewBox="0 0 947 1078" svg:d="M0 0c1040 0 945 1078 945 1078">
          <text:p/>
        </draw:path>
        <draw:frame draw:style-name="gr60" draw:text-style-name="P44" draw:layer="layout" svg:width="3.124cm" svg:height="1.119cm" svg:x="0.254cm" svg:y="7.954cm">
          <draw:text-box>
            <text:p text:style-name="P43"><text:span text:style-name="T25">Stream</text:span></text:p>
          </draw:text-box>
        </draw:frame>
        <draw:custom-shape draw:style-name="gr57"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5"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5"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57"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text-style-name="P5" draw:layer="layout" svg:x1="16.51cm" svg:y1="11.314cm" svg:x2="18.542cm" svg:y2="11.314cm">
          <text:p/>
        </draw:line>
        <draw:frame draw:style-name="gr69" draw:text-style-name="P45" draw:layer="layout" svg:width="2.56cm" svg:height="1.119cm" svg:x="21.57cm" svg:y="9.334cm">
          <draw:text-box>
            <text:p text:style-name="P30"><text:span text:style-name="T25">Netty</text:span></text:p>
          </draw:text-box>
        </draw:frame>
        <draw:custom-shape draw:style-name="gr57"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57"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4" draw:text-style-name="P5" draw:layer="layout" svg:width="0.946cm" svg:height="1.077cm" draw:transform="rotate (-0.708778209234898) translate (5.97890902179112cm 5.67914329081454cm)" svg:viewBox="0 0 947 1078" svg:d="M0 0c1040 0 945 1078 945 1078">
          <text:p/>
        </draw:path>
        <draw:path draw:style-name="gr64" draw:text-style-name="P5" draw:layer="layout" svg:width="0.946cm" svg:height="1.077cm" draw:transform="rotate (-0.708778209234898) translate (6.03690902179112cm 7.16614329081454cm)" svg:viewBox="0 0 947 1078" svg:d="M0 0c1040 0 945 1078 945 1078">
          <text:p/>
        </draw:path>
        <draw:path draw:style-name="gr64" draw:text-style-name="P5" draw:layer="layout" svg:width="0.946cm" svg:height="1.077cm" draw:transform="rotate (-0.708778209234898) translate (5.99490902179112cm 8.59914329081454cm)" svg:viewBox="0 0 947 1078" svg:d="M0 0c1040 0 945 1078 945 1078">
          <text:p/>
        </draw:path>
        <draw:path draw:style-name="gr64" draw:text-style-name="P5" draw:layer="layout" svg:width="0.946cm" svg:height="1.077cm" draw:transform="rotate (-0.708778209234898) translate (6.05690902179112cm 9.99714329081454cm)" svg:viewBox="0 0 947 1078" svg:d="M0 0c1040 0 945 1078 945 1078">
          <text:p/>
        </draw:path>
        <draw:custom-shape draw:style-name="gr70"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7"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7"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3.048cm" svg:height="1.119cm" svg:x="0.329cm" svg:y="5.195cm">
          <draw:text-box>
            <text:p text:style-name="P43"><text:span text:style-name="T25">Sorter</text:span></text:p>
          </draw:text-box>
        </draw:frame>
        <draw:frame draw:style-name="gr60" draw:text-style-name="P44" draw:layer="layout" svg:width="3.377cm" svg:height="1.119cm" svg:x="0cm" svg:y="6.611cm">
          <draw:text-box>
            <text:p text:style-name="P43"><text:span text:style-name="T25">Kryo</text:span></text:p>
          </draw:text-box>
        </draw:frame>
        <draw:custom-shape draw:style-name="gr57"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107cm" svg:height="1.119cm" svg:x="1.27cm" svg:y="9.442cm">
          <draw:text-box>
            <text:p text:style-name="P43"><text:span text:style-name="T25">JNI</text:span></text:p>
          </draw:text-box>
        </draw:frame>
        <draw:custom-shape draw:style-name="gr57"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3"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786cm" svg:height="0.903cm" svg:x="6.057cm" svg:y="11.43cm" svg:viewBox="0 0 787 904" svg:d="M0 0c863 0 785 904 785 904">
          <text:p/>
        </draw:path>
        <draw:path draw:style-name="gr64" draw:text-style-name="P5" draw:layer="layout" svg:width="0.946cm" svg:height="1.077cm" svg:x="4.509cm" svg:y="4.25cm" svg:viewBox="0 0 947 1078" svg:d="M0 0c1040 0 945 1078 945 1078">
          <text:p/>
        </draw:path>
        <draw:frame draw:style-name="gr60" draw:text-style-name="P44" draw:layer="layout" svg:width="3.124cm" svg:height="1.119cm" svg:x="0.254cm" svg:y="7.954cm">
          <draw:text-box>
            <text:p text:style-name="P43"><text:span text:style-name="T25">Stream</text:span></text:p>
          </draw:text-box>
        </draw:frame>
        <draw:custom-shape draw:style-name="gr57"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5"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5"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57"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text-style-name="P5" draw:layer="layout" svg:x1="16.51cm" svg:y1="11.314cm" svg:x2="18.542cm" svg:y2="11.314cm">
          <text:p/>
        </draw:line>
        <draw:frame draw:style-name="gr69" draw:text-style-name="P45" draw:layer="layout" svg:width="2.56cm" svg:height="1.119cm" svg:x="21.57cm" svg:y="9.334cm">
          <draw:text-box>
            <text:p text:style-name="P30"><text:span text:style-name="T25">Netty</text:span></text:p>
          </draw:text-box>
        </draw:frame>
        <draw:custom-shape draw:style-name="gr57"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57"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4" draw:text-style-name="P5" draw:layer="layout" svg:width="0.946cm" svg:height="1.077cm" draw:transform="rotate (-0.708778209234898) translate (5.97890902179112cm 5.67914329081454cm)" svg:viewBox="0 0 947 1078" svg:d="M0 0c1040 0 945 1078 945 1078">
          <text:p/>
        </draw:path>
        <draw:path draw:style-name="gr64" draw:text-style-name="P5" draw:layer="layout" svg:width="0.946cm" svg:height="1.077cm" draw:transform="rotate (-0.708778209234898) translate (6.03690902179112cm 7.16614329081454cm)" svg:viewBox="0 0 947 1078" svg:d="M0 0c1040 0 945 1078 945 1078">
          <text:p/>
        </draw:path>
        <draw:path draw:style-name="gr64" draw:text-style-name="P5" draw:layer="layout" svg:width="0.946cm" svg:height="1.077cm" draw:transform="rotate (-0.708778209234898) translate (5.99490902179112cm 8.59914329081454cm)" svg:viewBox="0 0 947 1078" svg:d="M0 0c1040 0 945 1078 945 1078">
          <text:p/>
        </draw:path>
        <draw:path draw:style-name="gr64" draw:text-style-name="P5" draw:layer="layout" svg:width="0.946cm" svg:height="1.077cm" draw:transform="rotate (-0.708778209234898) translate (6.05690902179112cm 9.99714329081454cm)" svg:viewBox="0 0 947 1078" svg:d="M0 0c1040 0 945 1078 945 1078">
          <text:p/>
        </draw:path>
        <draw:custom-shape draw:style-name="gr70"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7"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8" draw:layer="layout" svg:width="5.811cm" svg:height="1.047cm" svg:x="0.094cm" svg:y="5.096cm">
          <draw:text-box>
            <text:p text:style-name="P43"><text:span text:style-name="T27">Crail Serializer</text:span></text:p>
          </draw:text-box>
        </draw:frame>
        <draw:frame draw:style-name="gr60" draw:text-style-name="P48" draw:layer="layout" svg:width="7.13cm" svg:height="1.047cm" svg:x="0.348cm" svg:y="6.612cm">
          <draw:text-box>
            <text:p text:style-name="P43"><text:span text:style-name="T27">CrailOutputStream</text:span></text:p>
          </draw:text-box>
        </draw:frame>
        <draw:frame draw:style-name="gr71" draw:text-style-name="P48" draw:layer="layout" svg:width="3.081cm" svg:height="1.15cm" svg:x="2.38cm" svg:y="3.846cm">
          <draw:text-box>
            <text:p text:style-name="P43"><text:span text:style-name="T27">Object</text:span></text:p>
          </draw:text-box>
        </draw:frame>
        <draw:path draw:style-name="gr64" draw:text-style-name="P5" draw:layer="layout" svg:width="0.946cm" svg:height="1.077cm" svg:x="10.153cm" svg:y="7.059cm" svg:viewBox="0 0 947 1078" svg:d="M0 0c1040 0 945 1078 945 1078">
          <text:p/>
        </draw:path>
        <draw:path draw:style-name="gr64" draw:text-style-name="P5" draw:layer="layout" svg:width="2.032cm" svg:height="2.244cm" svg:x="6.604cm" svg:y="4.318cm" svg:viewBox="0 0 2033 2245" svg:d="M0 0c2231 0 2028 2245 2028 2245">
          <text:p/>
        </draw:path>
        <draw:custom-shape draw:style-name="gr57" draw:text-style-name="P5" draw:layer="layout" svg:width="1.016cm" svg:height="1.016cm" svg:x="4.733cm" svg:y="9.998cm">
          <text:p/>
          <draw:enhanced-geometry svg:viewBox="0 0 21600 21600" draw:type="rectangle" draw:enhanced-path="M 0 0 L 21600 0 21600 21600 0 21600 0 0 Z N"/>
        </draw:custom-shape>
        <draw:custom-shape draw:style-name="gr57" draw:text-style-name="P5" draw:layer="layout" svg:width="1.016cm" svg:height="1.016cm" svg:x="6.003cm" svg:y="9.998cm">
          <text:p/>
          <draw:enhanced-geometry svg:viewBox="0 0 21600 21600" draw:type="rectangle" draw:enhanced-path="M 0 0 L 21600 0 21600 21600 0 21600 0 0 Z N"/>
        </draw:custom-shape>
        <draw:custom-shape draw:style-name="gr72" draw:text-style-name="P5" draw:layer="layout" svg:width="1.016cm" svg:height="1.016cm" svg:x="9.973cm" svg:y="9.998cm">
          <text:p/>
          <draw:enhanced-geometry svg:viewBox="0 0 21600 21600" draw:type="rectangle" draw:enhanced-path="M 0 0 L 21600 0 21600 21600 0 21600 0 0 Z N"/>
        </draw:custom-shape>
        <draw:custom-shape draw:style-name="gr72" draw:text-style-name="P5" draw:layer="layout" svg:width="1.016cm" svg:height="1.016cm" svg:x="11.173cm" svg:y="9.998cm">
          <text:p/>
          <draw:enhanced-geometry svg:viewBox="0 0 21600 21600" draw:type="rectangle" draw:enhanced-path="M 0 0 L 21600 0 21600 21600 0 21600 0 0 Z N"/>
        </draw:custom-shape>
        <draw:custom-shape draw:style-name="gr63" draw:text-style-name="P5" draw:layer="layout" svg:width="1.016cm" svg:height="1.016cm" svg:x="16.073cm" svg:y="9.998cm">
          <text:p/>
          <draw:enhanced-geometry svg:viewBox="0 0 21600 21600" draw:type="rectangle" draw:enhanced-path="M 0 0 L 21600 0 21600 21600 0 21600 0 0 Z N"/>
        </draw:custom-shape>
        <draw:custom-shape draw:style-name="gr63" draw:text-style-name="P5" draw:layer="layout" svg:width="1.016cm" svg:height="1.016cm" svg:x="17.273cm" svg:y="9.998cm">
          <text:p/>
          <draw:enhanced-geometry svg:viewBox="0 0 21600 21600" draw:type="rectangle" draw:enhanced-path="M 0 0 L 21600 0 21600 21600 0 21600 0 0 Z N"/>
        </draw:custom-shape>
        <draw:custom-shape draw:style-name="gr63" draw:text-style-name="P5" draw:layer="layout" svg:width="1.016cm" svg:height="1.016cm" svg:x="21.073cm" svg:y="9.998cm">
          <text:p/>
          <draw:enhanced-geometry svg:viewBox="0 0 21600 21600" draw:type="rectangle" draw:enhanced-path="M 0 0 L 21600 0 21600 21600 0 21600 0 0 Z N"/>
        </draw:custom-shape>
        <draw:custom-shape draw:style-name="gr63" draw:text-style-name="P5" draw:layer="layout" svg:width="1.016cm" svg:height="1.016cm" svg:x="22.273cm" svg:y="9.998cm">
          <text:p/>
          <draw:enhanced-geometry svg:viewBox="0 0 21600 21600" draw:type="rectangle" draw:enhanced-path="M 0 0 L 21600 0 21600 21600 0 21600 0 0 Z N"/>
        </draw:custom-shape>
        <draw:line draw:style-name="gr73" draw:text-style-name="P5" draw:layer="layout" svg:x1="11.076cm" svg:y1="8.236cm" svg:x2="7.366cm" svg:y2="9.606cm">
          <text:p/>
        </draw:line>
        <draw:line draw:style-name="gr73" draw:text-style-name="P5" draw:layer="layout" svg:x1="11.03cm" svg:y1="8.236cm" svg:x2="11.684cm" svg:y2="9.706cm">
          <text:p/>
        </draw:line>
        <draw:line draw:style-name="gr73" draw:text-style-name="P5" draw:layer="layout" svg:x1="11.138cm" svg:y1="8.236cm" svg:x2="15.748cm" svg:y2="9.706cm">
          <text:p/>
        </draw:line>
        <draw:line draw:style-name="gr73" draw:text-style-name="P5" draw:layer="layout" svg:x1="11.013cm" svg:y1="8.243cm" svg:x2="20.982cm" svg:y2="9.706cm">
          <text:p/>
        </draw:line>
        <draw:frame draw:style-name="gr60"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0" draw:text-style-name="P47" draw:layer="layout" svg:width="3.556cm" svg:height="1.843cm" svg:x="9.354cm" svg:y="11.131cm">
          <draw:text-box>
            <text:p text:style-name="P5"><text:span text:style-name="T27">remote DRAM</text:span></text:p>
          </draw:text-box>
        </draw:frame>
        <draw:frame draw:style-name="gr60" draw:text-style-name="P47" draw:layer="layout" svg:width="3.556cm" svg:height="1.843cm" svg:x="15.456cm" svg:y="11.132cm">
          <draw:text-box>
            <text:p text:style-name="P5"><text:span text:style-name="T27">local Flash</text:span></text:p>
          </draw:text-box>
        </draw:frame>
        <draw:frame draw:style-name="gr60"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4" draw:text-style-name="P5" draw:layer="layout" svg:x1="7.366cm" svg:y1="10.522cm" svg:x2="9.652cm" svg:y2="10.522cm">
          <text:p/>
        </draw:line>
        <draw:line draw:style-name="gr74" draw:text-style-name="P5" draw:layer="layout" svg:x1="12.466cm" svg:y1="10.522cm" svg:x2="15.748cm" svg:y2="10.522cm">
          <text:p/>
        </draw:line>
        <draw:line draw:style-name="gr74" draw:text-style-name="P5" draw:layer="layout" svg:x1="18.542cm" svg:y1="10.522cm" svg:x2="20.828cm" svg:y2="10.522cm">
          <text:p/>
        </draw:line>
        <draw:line draw:style-name="gr75"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6" presentation:class="page"/>
          <draw:frame presentation:style-name="pr4" draw:text-style-name="P49"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7"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50" draw:layer="layout" svg:width="5.811cm" svg:height="1.047cm" svg:x="20.112cm" svg:y="5.196cm">
          <draw:text-box>
            <text:p text:style-name="P30"><text:span text:style-name="T27">Crail Serializer</text:span></text:p>
          </draw:text-box>
        </draw:frame>
        <draw:frame draw:style-name="gr60" draw:text-style-name="P50" draw:layer="layout" svg:width="7.13cm" svg:height="1.047cm" svg:x="19.032cm" svg:y="6.612cm">
          <draw:text-box>
            <text:p text:style-name="P30"><text:span text:style-name="T27">CrailInputStream</text:span></text:p>
          </draw:text-box>
        </draw:frame>
        <draw:custom-shape draw:style-name="gr57" draw:text-style-name="P5" draw:layer="layout" svg:width="1.016cm" svg:height="1.016cm" svg:x="1.833cm" svg:y="9.998cm">
          <text:p/>
          <draw:enhanced-geometry svg:viewBox="0 0 21600 21600" draw:type="rectangle" draw:enhanced-path="M 0 0 L 21600 0 21600 21600 0 21600 0 0 Z N"/>
        </draw:custom-shape>
        <draw:custom-shape draw:style-name="gr57"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3" draw:text-style-name="P5" draw:layer="layout" svg:width="1.016cm" svg:height="1.016cm" svg:x="13.173cm" svg:y="9.998cm">
          <text:p/>
          <draw:enhanced-geometry svg:viewBox="0 0 21600 21600" draw:type="rectangle" draw:enhanced-path="M 0 0 L 21600 0 21600 21600 0 21600 0 0 Z N"/>
        </draw:custom-shape>
        <draw:custom-shape draw:style-name="gr63" draw:text-style-name="P5" draw:layer="layout" svg:width="1.016cm" svg:height="1.016cm" svg:x="14.373cm" svg:y="9.998cm">
          <text:p/>
          <draw:enhanced-geometry svg:viewBox="0 0 21600 21600" draw:type="rectangle" draw:enhanced-path="M 0 0 L 21600 0 21600 21600 0 21600 0 0 Z N"/>
        </draw:custom-shape>
        <draw:custom-shape draw:style-name="gr63" draw:text-style-name="P5" draw:layer="layout" svg:width="1.016cm" svg:height="1.016cm" svg:x="18.173cm" svg:y="9.998cm">
          <text:p/>
          <draw:enhanced-geometry svg:viewBox="0 0 21600 21600" draw:type="rectangle" draw:enhanced-path="M 0 0 L 21600 0 21600 21600 0 21600 0 0 Z N"/>
        </draw:custom-shape>
        <draw:custom-shape draw:style-name="gr63" draw:text-style-name="P5" draw:layer="layout" svg:width="1.016cm" svg:height="1.016cm" svg:x="19.373cm" svg:y="9.998cm">
          <text:p/>
          <draw:enhanced-geometry svg:viewBox="0 0 21600 21600" draw:type="rectangle" draw:enhanced-path="M 0 0 L 21600 0 21600 21600 0 21600 0 0 Z N"/>
        </draw:custom-shape>
        <draw:line draw:style-name="gr73" draw:text-style-name="P5" draw:layer="layout" svg:x1="13.97cm" svg:y1="8.382cm" svg:x2="4.466cm" svg:y2="9.606cm">
          <text:p/>
        </draw:line>
        <draw:line draw:style-name="gr73" draw:text-style-name="P5" draw:layer="layout" svg:x1="13.97cm" svg:y1="8.382cm" svg:x2="8.784cm" svg:y2="9.706cm">
          <text:p/>
        </draw:line>
        <draw:line draw:style-name="gr73" draw:text-style-name="P5" draw:layer="layout" svg:x1="13.97cm" svg:y1="8.382cm" svg:x2="12.848cm" svg:y2="9.706cm">
          <text:p/>
        </draw:line>
        <draw:line draw:style-name="gr73" draw:text-style-name="P5" draw:layer="layout" svg:x1="13.97cm" svg:y1="8.382cm" svg:x2="18.082cm" svg:y2="9.706cm">
          <text:p/>
        </draw:line>
        <draw:frame draw:style-name="gr60"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0" draw:text-style-name="P47" draw:layer="layout" svg:width="3.556cm" svg:height="1.843cm" svg:x="6.454cm" svg:y="11.131cm">
          <draw:text-box>
            <text:p text:style-name="P5"><text:span text:style-name="T27">remote DRAM</text:span></text:p>
          </draw:text-box>
        </draw:frame>
        <draw:frame draw:style-name="gr60" draw:text-style-name="P47" draw:layer="layout" svg:width="3.556cm" svg:height="1.843cm" svg:x="12.556cm" svg:y="11.132cm">
          <draw:text-box>
            <text:p text:style-name="P5"><text:span text:style-name="T27">local Flash</text:span></text:p>
          </draw:text-box>
        </draw:frame>
        <draw:frame draw:style-name="gr60"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4" draw:text-style-name="P5" draw:layer="layout" svg:x1="4.466cm" svg:y1="10.522cm" svg:x2="6.752cm" svg:y2="10.522cm">
          <text:p/>
        </draw:line>
        <draw:line draw:style-name="gr74" draw:text-style-name="P5" draw:layer="layout" svg:x1="9.566cm" svg:y1="10.522cm" svg:x2="12.848cm" svg:y2="10.522cm">
          <text:p/>
        </draw:line>
        <draw:line draw:style-name="gr74"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5"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7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50" draw:layer="layout" svg:width="5.811cm" svg:height="1.047cm" svg:x="20.112cm" svg:y="5.196cm">
          <draw:text-box>
            <text:p text:style-name="P30"><text:span text:style-name="T27">Crail Serializer</text:span></text:p>
          </draw:text-box>
        </draw:frame>
        <draw:frame draw:style-name="gr60" draw:text-style-name="P50" draw:layer="layout" svg:width="7.13cm" svg:height="1.047cm" svg:x="19.032cm" svg:y="6.612cm">
          <draw:text-box>
            <text:p text:style-name="P30"><text:span text:style-name="T27">CrailInputStream</text:span></text:p>
          </draw:text-box>
        </draw:frame>
        <draw:custom-shape draw:style-name="gr76" draw:text-style-name="P5" draw:layer="Layout" svg:width="1.016cm" svg:height="1.016cm" svg:x="1.833cm" svg:y="9.998cm">
          <text:p/>
          <draw:enhanced-geometry svg:viewBox="0 0 21600 21600" draw:type="rectangle" draw:enhanced-path="M 0 0 L 21600 0 21600 21600 0 21600 0 0 Z N"/>
        </draw:custom-shape>
        <draw:custom-shape draw:style-name="gr76" draw:text-style-name="P5" draw:layer="Layout" svg:width="1.016cm" svg:height="1.016cm" svg:x="3.103cm" svg:y="9.998cm">
          <text:p/>
          <draw:enhanced-geometry svg:viewBox="0 0 21600 21600" draw:type="rectangle" draw:enhanced-path="M 0 0 L 21600 0 21600 21600 0 21600 0 0 Z N"/>
        </draw:custom-shape>
        <draw:custom-shape draw:style-name="gr78" draw:text-style-name="P5" draw:layer="Layout" svg:width="1.016cm" svg:height="1.016cm" svg:x="7.073cm" svg:y="9.998cm">
          <text:p/>
          <draw:enhanced-geometry svg:viewBox="0 0 21600 21600" draw:type="rectangle" draw:enhanced-path="M 0 0 L 21600 0 21600 21600 0 21600 0 0 Z N"/>
        </draw:custom-shape>
        <draw:custom-shape draw:style-name="gr78" draw:text-style-name="P5" draw:layer="Layout" svg:width="1.016cm" svg:height="1.016cm" svg:x="8.273cm" svg:y="9.998cm">
          <text:p/>
          <draw:enhanced-geometry svg:viewBox="0 0 21600 21600" draw:type="rectangle" draw:enhanced-path="M 0 0 L 21600 0 21600 21600 0 21600 0 0 Z N"/>
        </draw:custom-shape>
        <draw:custom-shape draw:style-name="gr79" draw:text-style-name="P5" draw:layer="Layout" svg:width="1.016cm" svg:height="1.016cm" svg:x="13.173cm" svg:y="9.998cm">
          <text:p/>
          <draw:enhanced-geometry svg:viewBox="0 0 21600 21600" draw:type="rectangle" draw:enhanced-path="M 0 0 L 21600 0 21600 21600 0 21600 0 0 Z N"/>
        </draw:custom-shape>
        <draw:custom-shape draw:style-name="gr79" draw:text-style-name="P5" draw:layer="Layout" svg:width="1.016cm" svg:height="1.016cm" svg:x="14.373cm" svg:y="9.998cm">
          <text:p/>
          <draw:enhanced-geometry svg:viewBox="0 0 21600 21600" draw:type="rectangle" draw:enhanced-path="M 0 0 L 21600 0 21600 21600 0 21600 0 0 Z N"/>
        </draw:custom-shape>
        <draw:custom-shape draw:style-name="gr79" draw:text-style-name="P5" draw:layer="Layout" svg:width="1.016cm" svg:height="1.016cm" svg:x="18.173cm" svg:y="9.998cm">
          <text:p/>
          <draw:enhanced-geometry svg:viewBox="0 0 21600 21600" draw:type="rectangle" draw:enhanced-path="M 0 0 L 21600 0 21600 21600 0 21600 0 0 Z N"/>
        </draw:custom-shape>
        <draw:custom-shape draw:style-name="gr79" draw:text-style-name="P5" draw:layer="Layout" svg:width="1.016cm" svg:height="1.016cm" svg:x="19.373cm" svg:y="9.998cm">
          <text:p/>
          <draw:enhanced-geometry svg:viewBox="0 0 21600 21600" draw:type="rectangle" draw:enhanced-path="M 0 0 L 21600 0 21600 21600 0 21600 0 0 Z N"/>
        </draw:custom-shape>
        <draw:line draw:style-name="gr73" draw:text-style-name="P5" draw:layer="layout" svg:x1="13.97cm" svg:y1="8.382cm" svg:x2="4.466cm" svg:y2="9.606cm">
          <text:p/>
        </draw:line>
        <draw:line draw:style-name="gr73" draw:text-style-name="P5" draw:layer="layout" svg:x1="13.97cm" svg:y1="8.382cm" svg:x2="8.784cm" svg:y2="9.706cm">
          <text:p/>
        </draw:line>
        <draw:line draw:style-name="gr73" draw:text-style-name="P5" draw:layer="layout" svg:x1="13.97cm" svg:y1="8.382cm" svg:x2="12.848cm" svg:y2="9.706cm">
          <text:p/>
        </draw:line>
        <draw:line draw:style-name="gr73" draw:text-style-name="P5" draw:layer="layout" svg:x1="13.97cm" svg:y1="8.382cm" svg:x2="18.082cm" svg:y2="9.706cm">
          <text:p/>
        </draw:line>
        <draw:frame draw:style-name="gr60"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0" draw:text-style-name="P47" draw:layer="layout" svg:width="3.556cm" svg:height="1.843cm" svg:x="6.454cm" svg:y="11.131cm">
          <draw:text-box>
            <text:p text:style-name="P5"><text:span text:style-name="T27">remote DRAM</text:span></text:p>
          </draw:text-box>
        </draw:frame>
        <draw:frame draw:style-name="gr60" draw:text-style-name="P47" draw:layer="layout" svg:width="3.556cm" svg:height="1.843cm" svg:x="12.556cm" svg:y="11.132cm">
          <draw:text-box>
            <text:p text:style-name="P5"><text:span text:style-name="T27">local Flash</text:span></text:p>
          </draw:text-box>
        </draw:frame>
        <draw:frame draw:style-name="gr60"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4" draw:text-style-name="P5" draw:layer="layout" svg:x1="4.466cm" svg:y1="10.522cm" svg:x2="6.752cm" svg:y2="10.522cm">
          <text:p/>
        </draw:line>
        <draw:line draw:style-name="gr74" draw:text-style-name="P5" draw:layer="layout" svg:x1="9.566cm" svg:y1="10.522cm" svg:x2="12.848cm" svg:y2="10.522cm">
          <text:p/>
        </draw:line>
        <draw:line draw:style-name="gr74"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5"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draw:custom-shape draw:style-name="gr80"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custom-shape draw:style-name="gr81"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82" draw:text-style-name="P52" draw:layer="layout" svg:width="22.098cm" svg:height="3.331cm" svg:x="1.778cm" svg:y="11.005cm">
          <draw:text-box>
            <text:p text:style-name="P51"><text:span text:style-name="T28">val bcVar = sparkContext.Broadcast(new Array[Byte](128))</text:span></text:p>
            <text:p text:style-name="P51"><text:span text:style-name="T28">sparkContext.parallelize(1 to tasks, tasks).map(_ =&gt; {</text:span></text:p>
            <text:p text:style-name="P51"><text:span text:style-name="T28"><text:s text:c="2"/></text:span><text:span text:style-name="T28">bcVar.value.length</text:span></text:p>
            <text:p text:style-name="P51"><text:span text:style-name="T28">}).count</text:span></text:p>
          </draw:text-box>
        </draw:frame>
        <draw:custom-shape draw:style-name="gr70" draw:text-style-name="P5" draw:layer="layout" svg:width="2.032cm" svg:height="1.778cm" svg:x="1.524cm" svg:y="4.718cm">
          <text:p text:style-name="P5">Spark</text:p>
          <text:p text:style-name="P5">driver</text:p>
          <draw:enhanced-geometry svg:viewBox="0 0 21600 21600" draw:type="rectangle" draw:enhanced-path="M 0 0 L 21600 0 21600 21600 0 21600 0 0 Z N"/>
        </draw:custom-shape>
        <draw:custom-shape draw:style-name="gr70"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70" draw:text-style-name="P5" draw:layer="layout" svg:width="3.302cm" svg:height="1.778cm" svg:x="6.55cm" svg:y="3.902cm">
          <text:p/>
          <draw:enhanced-geometry svg:viewBox="0 0 21600 21600" draw:type="rectangle" draw:enhanced-path="M 0 0 L 21600 0 21600 21600 0 21600 0 0 Z N"/>
        </draw:custom-shape>
        <draw:custom-shape draw:style-name="gr70" draw:text-style-name="P5" draw:layer="layout" svg:width="3.302cm" svg:height="1.778cm" svg:x="6.75cm" svg:y="4.102cm">
          <text:p/>
          <draw:enhanced-geometry svg:viewBox="0 0 21600 21600" draw:type="rectangle" draw:enhanced-path="M 0 0 L 21600 0 21600 21600 0 21600 0 0 Z N"/>
        </draw:custom-shape>
        <draw:custom-shape draw:style-name="gr70" draw:text-style-name="P5" draw:layer="layout" svg:width="3.302cm" svg:height="1.778cm" svg:x="6.95cm" svg:y="4.302cm">
          <text:p text:style-name="P5">Spark</text:p>
          <text:p text:style-name="P5">Executor</text:p>
          <draw:enhanced-geometry svg:viewBox="0 0 21600 21600" draw:type="rectangle" draw:enhanced-path="M 0 0 L 21600 0 21600 21600 0 21600 0 0 Z N"/>
        </draw:custom-shape>
        <draw:path draw:style-name="gr83" draw:text-style-name="P5" draw:layer="layout" svg:width="2.603cm" svg:height="1.434cm" draw:transform="rotate (0.85241880667403) translate (3.556cm 4.718cm)" svg:viewBox="0 0 2604 1435" svg:d="M0 0c1544 0 2604 1435 2604 1435">
          <text:p/>
        </draw:path>
        <draw:path draw:style-name="gr83" draw:text-style-name="P5" draw:layer="layout" svg:width="2.686cm" svg:height="1.489cm" draw:transform="skewX (-0.06771877497738) rotate (0.818035820409742) translate (3.556cm 4.918cm)" svg:viewBox="0 0 2687 1490" svg:d="M0 0c1592 0 2687 1490 2687 1490">
          <text:p/>
        </draw:path>
        <draw:path draw:style-name="gr83" draw:text-style-name="P5" draw:layer="layout" svg:width="2.772cm" svg:height="1.541cm" draw:transform="skewX (-0.131248759749974) rotate (0.785921762173047) translate (3.556cm 5.118cm)" svg:viewBox="0 0 2773 1542" svg:d="M0 0c1643 0 2773 1542 2773 1542">
          <text:p/>
        </draw:path>
        <draw:path draw:style-name="gr83" draw:text-style-name="P5" draw:layer="layout" svg:width="2.859cm" svg:height="1.586cm" draw:transform="skewX (-0.191462618943778) rotate (0.755378500263146) translate (3.556cm 5.369cm)" svg:viewBox="0 0 2860 1587" svg:d="M0 0c1695 0 2860 1587 2860 1587">
          <text:p/>
        </draw:path>
        <draw:line draw:style-name="gr55" draw:text-style-name="P5" draw:layer="layout" svg:x1="1.524cm" svg:y1="8.128cm" svg:x2="10.16cm" svg:y2="8.128cm">
          <text:p/>
        </draw:line>
        <draw:custom-shape draw:style-name="gr84"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3" draw:layer="layout" svg:width="8.636cm" svg:height="0.886cm" svg:x="1.524cm" svg:y="8.382cm">
          <draw:text-box>
            <text:p text:style-name="P53"><text:span text:style-name="T21">/spark/broadcast/broadcast_0</text:span></text:p>
          </draw:text-box>
        </draw:frame>
        <draw:frame draw:style-name="gr4" draw:text-style-name="P54" draw:layer="layout" svg:width="7.366cm" svg:height="0.886cm" svg:x="2.794cm" svg:y="9.528cm">
          <draw:text-box>
            <text:p text:style-name="P54"><text:span text:style-name="T21">Crail Store</text:span></text:p>
          </draw:text-box>
        </draw:frame>
        <draw:frame draw:style-name="gr85" draw:text-style-name="P56" draw:layer="layout" svg:width="6.29cm" svg:height="1.598cm" svg:x="1.33cm" svg:y="6.496cm">
          <draw:text-box>
            <text:p text:style-name="P55"><text:span text:style-name="T29">Broadcast writing</text:span></text:p>
            <text:p text:style-name="P55"><text:span text:style-name="T30">RPC+2xRDMA+RPC</text:span></text:p>
          </draw:text-box>
        </draw:frame>
        <draw:custom-shape draw:style-name="gr86"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7" draw:text-style-name="P56" draw:layer="layout" svg:width="4.871cm" svg:height="1.598cm" svg:x="6.996cm" svg:y="6.096cm">
          <draw:text-box>
            <text:p text:style-name="P55"><text:span text:style-name="T29">Broadcast reading</text:span></text:p>
            <text:p text:style-name="P55"><text:span text:style-name="T30">RPC+RDMA</text:span></text:p>
          </draw:text-box>
        </draw:frame>
        <draw:custom-shape draw:style-name="gr88" draw:text-style-name="P57"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57"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57"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57"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5" draw:layer="layout" svg:x1="6.35cm" svg:y1="8.094cm" svg:x2="6.35cm" svg:y2="5.48cm">
          <text:p/>
        </draw:line>
        <draw:line draw:style-name="gr83" draw:text-style-name="P5" draw:layer="layout" svg:x1="6.55cm" svg:y1="8.095cm" svg:x2="6.55cm" svg:y2="5.68cm">
          <text:p/>
        </draw:line>
        <draw:line draw:style-name="gr83" draw:text-style-name="P5" draw:layer="layout" svg:x1="6.75cm" svg:y1="8.096cm" svg:x2="6.75cm" svg:y2="5.88cm">
          <text:p/>
        </draw:line>
        <draw:line draw:style-name="gr83" draw:text-style-name="P5" draw:layer="layout" svg:x1="6.95cm" svg:y1="8.097cm" svg:x2="6.95cm" svg:y2="6.08cm">
          <text:p/>
        </draw:line>
        <draw:path draw:style-name="gr89" draw:text-style-name="P5" draw:layer="layout" svg:width="2.881cm" svg:height="0.599cm" draw:transform="skewX (0.0925024503556995) rotate (-2.43543243823289) translate (6.096cm 5.118cm)" svg:viewBox="0 0 2882 600" svg:d="M0 0c2124 0 2882 600 2882 600">
          <text:p/>
        </draw:path>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90" draw:text-style-name="P58"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91" draw:text-style-name="P5" draw:layer="layout" svg:width="1.912cm" svg:height="1.912cm" draw:transform="rotate (1.5707963267949) translate (8.90439491691105cm 8.52772434017595cm)" svg:viewBox="0 0 1913 1913" draw:points="0,0 1339,0 1913,956 1339,1913 0,1913">
          <text:p/>
        </draw:polygon>
        <draw:line draw:style-name="gr74" draw:text-style-name="P5" draw:layer="layout" svg:x1="12.847cm" svg:y1="7.822cm" svg:x2="15.57cm" svg:y2="7.822cm">
          <text:p/>
        </draw:line>
        <draw:frame draw:style-name="gr92" draw:text-style-name="P59" draw:layer="layout" svg:width="1.913cm" svg:height="0.763cm" svg:x="8.904cm" svg:y="7.314cm">
          <draw:text-box>
            <text:p text:style-name="P5"><text:span text:style-name="T32">DRAM</text:span></text:p>
          </draw:text-box>
        </draw:frame>
        <draw:frame draw:style-name="gr93" draw:text-style-name="P60" draw:layer="layout" svg:width="2.126cm" svg:height="0.848cm" svg:x="10.817cm" svg:y="7.397cm">
          <draw:text-box>
            <text:p text:style-name="P5"><text:span text:style-name="T33">BlkDv</text:span></text:p>
          </draw:text-box>
        </draw:frame>
        <draw:polygon draw:style-name="gr91" draw:text-style-name="P5" draw:layer="layout" svg:width="1.912cm" svg:height="1.912cm" draw:transform="rotate (1.5707963267949) translate (10.8172160312805cm 8.52772434017595cm)" svg:viewBox="0 0 1913 1913" draw:points="0,0 1339,0 1913,956 1339,1913 0,1913">
          <text:p/>
        </draw:polygon>
        <draw:frame draw:style-name="gr94" draw:text-style-name="P61" draw:layer="layout" svg:width="1.913cm" svg:height="0.806cm" svg:x="10.817cm" svg:y="7.314cm">
          <draw:text-box>
            <text:p text:style-name="P5"><text:span text:style-name="T34">NVMe</text:span></text:p>
          </draw:text-box>
        </draw:frame>
        <draw:polygon draw:style-name="gr95" draw:text-style-name="P5" draw:layer="layout" svg:width="1.912cm" svg:height="1.912cm" draw:transform="rotate (1.5707963267949) translate (15.5750029325513cm 8.52772434017595cm)" svg:viewBox="0 0 1913 1913" draw:points="0,0 1339,0 1913,956 1339,1913 0,1913">
          <text:p/>
        </draw:polygon>
        <draw:custom-shape draw:style-name="gr96" draw:text-style-name="P58"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93" draw:text-style-name="P62" draw:layer="layout" svg:width="1.913cm" svg:height="0.848cm" svg:x="15.575cm" svg:y="7.397cm">
          <draw:text-box>
            <text:p text:style-name="P5"><text:span text:style-name="T35">...</text:span></text:p>
          </draw:text-box>
        </draw:frame>
        <draw:frame draw:style-name="gr94" draw:text-style-name="P63" draw:layer="layout" svg:width="13.008cm" svg:height="0.848cm" svg:x="6.806cm" svg:y="5.822cm">
          <draw:text-box>
            <text:p text:style-name="P5"><text:span text:style-name="T36">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97" draw:text-style-name="P64" draw:layer="layout" svg:width="13.05cm" svg:height="1.019cm" svg:x="6.764cm" svg:y="9.062cm">
          <text:list text:style-name="L2">
            <text:list-header>
              <text:p text:style-name="P28"><text:span text:style-name="T37">High-Performance RDMA network</text:span></text:p>
            </text:list-header>
          </text:list>
          <draw:enhanced-geometry svg:viewBox="0 0 21600 21600" draw:type="mso-spt202" draw:enhanced-path="M 0 0 L 21600 0 21600 21600 0 21600 0 0 Z N"/>
        </draw:custom-shape>
        <draw:line draw:name="Line 19" draw:style-name="gr98" draw:text-style-name="P65" draw:layer="layout" svg:x1="9.236cm" svg:y1="10.579cm" svg:x2="9.876cm" svg:y2="10.579cm">
          <text:p/>
        </draw:line>
        <draw:custom-shape draw:style-name="gr99"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8" draw:text-style-name="P65" draw:layer="layout" svg:x1="10.762cm" svg:y1="10.579cm" svg:x2="11.402cm" svg:y2="10.579cm">
          <text:p/>
        </draw:line>
        <draw:custom-shape draw:style-name="gr99"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8" draw:text-style-name="P65" draw:layer="layout" svg:x1="12.272cm" svg:y1="10.579cm" svg:x2="12.912cm" svg:y2="10.579cm">
          <text:p/>
        </draw:line>
        <draw:custom-shape draw:style-name="gr102"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8" draw:text-style-name="P65" draw:layer="layout" svg:x1="13.783cm" svg:y1="10.579cm" svg:x2="14.423cm" svg:y2="10.579cm">
          <text:p/>
        </draw:line>
        <draw:custom-shape draw:style-name="gr99"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8" draw:text-style-name="P65" draw:layer="layout" svg:x1="16.333cm" svg:y1="10.579cm" svg:x2="16.973cm" svg:y2="10.579cm">
          <text:p/>
        </draw:line>
        <draw:custom-shape draw:style-name="gr99"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03" draw:text-style-name="P66" draw:layer="layout" svg:width="3.966cm" svg:height="1.445cm" svg:x="4.324cm" svg:y="10.568cm">
          <draw:text-box>
            <text:p text:style-name="P43"><text:span text:style-name="T17">Disaggregated</text:span></text:p>
            <text:p text:style-name="P43"><text:span text:style-name="T17">Flash</text:span></text:p>
          </draw:text-box>
        </draw:frame>
        <draw:line draw:style-name="gr104" draw:text-style-name="P5" draw:layer="layout" svg:x1="8.787cm" svg:y1="11.383cm" svg:x2="8.29cm" svg:y2="11.14cm">
          <text:p/>
        </draw:line>
        <draw:frame draw:style-name="gr94" draw:text-style-name="P55" draw:layer="layout" svg:width="3.878cm" svg:height="0.848cm" svg:x="18.258cm" svg:y="11.397cm">
          <draw:text-box>
            <text:p><text:span text:style-name="T17">Flash</text:span></text:p>
          </draw:text-box>
        </draw:frame>
        <draw:frame draw:style-name="gr94" draw:text-style-name="P55" draw:layer="layout" svg:width="4.16cm" svg:height="0.848cm" svg:x="18.017cm" svg:y="10.669cm">
          <draw:text-box>
            <text:p><text:span text:style-name="T17">Memory</text:span></text:p>
          </draw:text-box>
        </draw:frame>
        <draw:line draw:style-name="gr104" draw:text-style-name="P5" draw:layer="layout" svg:x1="17.927cm" svg:y1="11.14cm" svg:x2="17.049cm" svg:y2="11.443cm">
          <text:p/>
        </draw:line>
        <draw:line draw:style-name="gr104" draw:text-style-name="P5" draw:layer="layout" svg:x1="18.351cm" svg:y1="11.777cm" svg:x2="17.003cm" svg:y2="11.917cm">
          <text:p/>
        </draw:line>
        <draw:line draw:style-name="gr105"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06" draw:text-style-name="P5" draw:layer="layout" svg:x1="5.626cm" svg:y1="4.518cm" svg:x2="6.806cm" svg:y2="4.264cm">
          <text:p/>
        </draw:line>
        <draw:custom-shape draw:style-name="gr107"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07"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07"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07"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08" draw:text-style-name="P5" draw:layer="layout" svg:x1="5.626cm" svg:y1="5.588cm" svg:x2="7.617cm" svg:y2="4.826cm">
          <text:p/>
        </draw:line>
        <draw:frame draw:style-name="gr103" draw:text-style-name="P66" draw:layer="layout" svg:width="4.826cm" svg:height="1.445cm" svg:x="0.8cm" svg:y="5.313cm">
          <draw:text-box>
            <text:p text:style-name="P43"><text:span text:style-name="T17">Network/Storage related modules</text:span></text:p>
          </draw:text-box>
        </draw:frame>
        <draw:line draw:style-name="gr108" draw:text-style-name="P5" draw:layer="layout" svg:x1="5.626cm" svg:y1="7.312cm" svg:x2="6.978cm" svg:y2="6.804cm">
          <text:p/>
        </draw:line>
        <draw:frame draw:style-name="gr103" draw:text-style-name="P66" draw:layer="layout" svg:width="4.826cm" svg:height="1.445cm" svg:x="0.8cm" svg:y="6.804cm">
          <draw:text-box>
            <text:p text:style-name="P43"><text:span text:style-name="T17">Crail temporary data management</text:span></text:p>
          </draw:text-box>
        </draw:frame>
        <draw:frame draw:style-name="gr103" draw:text-style-name="P66"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09"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0" draw:text-style-name="P67" draw:layer="layout" svg:width="3.048cm" svg:height="3.81cm" svg:x="21.02cm" svg:y="6.142cm">
          <draw:text-box>
            <text:p text:style-name="P30"><text:span text:style-name="T38">User-level</text:span></text:p>
            <text:p text:style-name="P30"><text:span text:style-name="T38">I/O</text:span></text:p>
            <text:p text:style-name="P30"><text:span text:style-name="T17"/></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FreeMono"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0</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20</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20</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49</meta:editing-cycles>
    <meta:creation-date>2017-05-21T20:18:07.506990499</meta:creation-date>
    <dc:date>2017-05-22T20:31:58.084481712</dc:date>
    <meta:editing-duration>PT8H30M5S</meta:editing-duration>
    <meta:generator>LibreOffice/4.2.8.2$Linux_X86_64 LibreOffice_project/420m0$Build-2</meta:generator>
    <meta:document-statistic meta:object-count="610"/>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